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ubtitle">
      <style:text-properties officeooo:rsid="0004449a" officeooo:paragraph-rsid="0004449a"/>
    </style:style>
    <style:style style:name="P2" style:family="paragraph" style:parent-style-name="Title">
      <style:text-properties officeooo:rsid="0004449a" officeooo:paragraph-rsid="0004449a"/>
    </style:style>
    <style:style style:name="P3" style:family="paragraph" style:parent-style-name="Heading_20_1">
      <style:text-properties officeooo:rsid="00057a10" officeooo:paragraph-rsid="00057a10"/>
    </style:style>
    <style:style style:name="P4" style:family="paragraph" style:parent-style-name="Preformatted_20_Text">
      <style:text-properties officeooo:rsid="00057a10" officeooo:paragraph-rsid="00057a10"/>
    </style:style>
    <style:style style:name="P5" style:family="paragraph" style:parent-style-name="Text_20_body">
      <style:text-properties officeooo:rsid="00057a10" officeooo:paragraph-rsid="00057a10"/>
    </style:style>
    <style:style style:name="P6" style:family="paragraph" style:parent-style-name="Text_20_body">
      <style:text-properties officeooo:paragraph-rsid="00057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easeMonkey JavaScript</text:p>
      <text:p text:style-name="P1">User Scripts for GM Firefox browser add-on</text:p>
      <text:h text:style-name="P3" text:outline-level="1">Known Issues</text:h>
      <text:p text:style-name="P6">Correction,</text:p>
      <text:p text:style-name="P6">The button does work, if it is the only result, ie if I access it from the patient's chart. However, I access the GYN result from the Inbox, and it doesn't show up there.</text:p>
      <text:p text:style-name="P6"/>
      <text:p text:style-name="P6">So yes from here:</text:p>
      <text:p text:style-name="Preformatted_20_Text">https://pincher-creek.secure.junoemr.com/juno/lab/CA/ALL/labDisplay.jsp?demographicId=25427&amp;providerNo=1005&amp;segmentID=911106&amp;status=</text:p>
      <text:p text:style-name="P6"/>
      <text:p text:style-name="P6">Not from here (which is where I need it to speed up the utility):</text:p>
      <text:p text:style-name="Preformatted_20_Text">https://pincher-creek.secure.junoemr.com/juno/dms/inboxManage.do?method=prepareForIndexPage&amp;providerNo=1005</text:p>
      <text:p text:style-name="P6"/>
      <text:p text:style-name="P6">Regards,</text:p>
      <text:p text:style-name="P6"/>
      <text:p text:style-name="P6">Jared Van Bussel MD CCFP FRRMS ESS</text:p>
      <text:p text:style-name="P6"/>
      <text:h text:style-name="P3" text:outline-level="1">Deployment Details</text:h>
      <text:p text:style-name="P5">All code can be downloaded from:</text:p>
      <text:p text:style-name="P4"><text:a xlink:type="simple" xlink:href="https://github.com/greanbaby/PincherCreekGreaseMonkey" text:style-name="Internet_20_link" text:visited-style-name="Visited_20_Internet_20_Link">https://github.com/greanbaby/PincherCreekGreaseMonkey</text:a></text:p>
      <text:p text:style-name="P5"/>
      <text:p text:style-name="P5">The GreaseMonkey scripts have been installed on the DellWyse machines in the clini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CA" style:letter-kerning="true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6:12:33.828980012</meta:creation-date>
    <dc:date>2023-04-27T17:16:21.679000000</dc:date>
    <meta:editing-duration>PT19M54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5" meta:word-count="96" meta:character-count="808" meta:non-whitespace-character-count="727"/>
  </office:meta>
</office:document-meta>
</file>